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Sheet2" table:style-name="ta1">
        <table:shapes>
          <draw:frame draw:z-index="0" draw:style-name="gr1" draw:text-style-name="P1" svg:width="134.91mm" svg:height="76.5mm" svg:x="0mm" svg:y="188.33mm">
            <loext:p draw:notify-on-update-of-ranges="Sheet2.A1:Sheet2.A1 Sheet2.A2:Sheet2.A38 Sheet2.B1:Sheet2.B1 Sheet2.B2:Sheet2.B38 Sheet2.C1:Sheet2.C1 Sheet2.C2:Sheet2.C38 Sheet2.D1:Sheet2.D1 Sheet2.D2:Sheet2.D38 Sheet2.E1:Sheet2.E1 Sheet2.E2:Sheet2.E38 Sheet2.F1:Sheet2.F1 Sheet2.F2:Sheet2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9.23mm" svg:height="76.3mm" svg:x="143.72mm" svg:y="186.67mm">
            <loext:p draw:notify-on-update-of-ranges="Sheet2.G1:Sheet2.G1 Sheet2.G2:Sheet2.G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6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8</text:p>
          </table:table-cell>
          <table:table-cell table:style-name="Default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table:table-column table:style-name="co6" table:number-columns-repeated="2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21:36:13.526430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1:37:13.734808563</dc:date>
    <meta:editing-duration>PT56M1S</meta:editing-duration>
    <meta:editing-cycles>8</meta:editing-cycles>
    <meta:generator>LibreOffice/5.4.1.2.0$Linux_X86_64 LibreOffice_project/40m0$Build-2</meta:generator>
    <meta:document-statistic meta:table-count="3" meta:cell-count="14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legend chart:legend-position="top" svg:x="1.769cm" svg:y="0.185cm" style:legend-expansion="wide" chart:style-name="ch2"/>
        <chart:plot-area chart:style-name="ch3" table:cell-range-address="Sheet2.A1:Sheet2.F38" chart:data-source-has-labels="row" svg:x="0.269cm" svg:y="0.83cm" svg:width="12.954cm" svg:height="6.668cm">
          <chartooo:coordinate-region svg:x="1.261cm" svg:y="0.946cm" svg:width="11.858cm" svg:height="5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38" chart:label-cell-address="Sheet2.A1:Sheet2.A1" chart:class="chart:line">
            <chart:data-point chart:repeated="37"/>
          </chart:series>
          <chart:series chart:style-name="ch7" chart:values-cell-range-address="Sheet2.B2:Sheet2.B38" chart:label-cell-address="Sheet2.B1:Sheet2.B1" chart:class="chart:line">
            <chart:data-point chart:repeated="37"/>
          </chart:series>
          <chart:series chart:style-name="ch8" chart:values-cell-range-address="Sheet2.C2:Sheet2.C38" chart:label-cell-address="Sheet2.C1:Sheet2.C1" chart:class="chart:line">
            <chart:data-point chart:repeated="37"/>
          </chart:series>
          <chart:series chart:style-name="ch9" chart:values-cell-range-address="Sheet2.D2:Sheet2.D38" chart:label-cell-address="Sheet2.D1:Sheet2.D1" chart:class="chart:line">
            <chart:data-point chart:repeated="37"/>
          </chart:series>
          <chart:series chart:style-name="ch10" chart:values-cell-range-address="Sheet2.E2:Sheet2.E38" chart:label-cell-address="Sheet2.E1:Sheet2.E1" chart:class="chart:line">
            <chart:data-point chart:repeated="37"/>
          </chart:series>
          <chart:series chart:style-name="ch11" chart:values-cell-range-address="Sheet2.F2:Sheet2.F38" chart:label-cell-address="Sheet2.F1:Sheet2.F1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Sheet2.A1:Sheet2.A1</svg:desc>
                </draw:g>
              </table:table-cell>
              <table:table-cell office:value-type="string">
                <text:p>s18</text:p>
                <draw:g>
                  <svg:desc>Sheet2.B1:Sheet2.B1</svg:desc>
                </draw:g>
              </table:table-cell>
              <table:table-cell office:value-type="string">
                <text:p>s26</text:p>
                <draw:g>
                  <svg:desc>Sheet2.C1:Sheet2.C1</svg:desc>
                </draw:g>
              </table:table-cell>
              <table:table-cell office:value-type="string">
                <text:p>s28</text:p>
                <draw:g>
                  <svg:desc>Sheet2.D1:Sheet2.D1</svg:desc>
                </draw:g>
              </table:table-cell>
              <table:table-cell office:value-type="string">
                <text:p>s51</text:p>
                <draw:g>
                  <svg:desc>Sheet2.E1:Sheet2.E1</svg:desc>
                </draw:g>
              </table:table-cell>
              <table:table-cell office:value-type="string">
                <text:p>s58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2.A2:Sheet2.A38</svg:desc>
                </draw:g>
              </table:table-cell>
              <table:table-cell office:value-type="float" office:value="1063">
                <text:p>1063</text:p>
                <draw:g>
                  <svg:desc>Sheet2.B2:Sheet2.B38</svg:desc>
                </draw:g>
              </table:table-cell>
              <table:table-cell office:value-type="float" office:value="1581">
                <text:p>1581</text:p>
                <draw:g>
                  <svg:desc>Sheet2.C2:Sheet2.C38</svg:desc>
                </draw:g>
              </table:table-cell>
              <table:table-cell office:value-type="float" office:value="9">
                <text:p>9</text:p>
                <draw:g>
                  <svg:desc>Sheet2.D2:Sheet2.D38</svg:desc>
                </draw:g>
              </table:table-cell>
              <table:table-cell office:value-type="float" office:value="84">
                <text:p>84</text:p>
                <draw:g>
                  <svg:desc>Sheet2.E2:Sheet2.E38</svg:desc>
                </draw:g>
              </table:table-cell>
              <table:table-cell office:value-type="float" office:value="1223">
                <text:p>1223</text:p>
                <draw:g>
                  <svg:desc>Sheet2.F2:Sheet2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4cm" svg:height="7.631cm" xlink:href=".." xlink:type="simple" chart:class="chart:line" chart:style-name="ch1">
        <chart:legend chart:legend-position="top" svg:x="3.344cm" svg:y="0.185cm" style:legend-expansion="wide" chart:style-name="ch2"/>
        <chart:plot-area chart:style-name="ch3" table:cell-range-address="Sheet2.G1:Sheet2.G38" chart:data-source-has-labels="row" svg:x="0.238cm" svg:y="0.829cm" svg:width="11.448cm" svg:height="6.65cm">
          <chartooo:coordinate-region svg:x="1.23cm" svg:y="0.945cm" svg:width="10.352cm" svg:height="5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2:Sheet2.G38" chart:label-cell-address="Sheet2.G1:Sheet2.G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 médio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0.166666666667">
                <text:p>680.166666666667</text:p>
                <draw:g>
                  <svg:desc>Sheet2.G2:Sheet2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5.833333333333">
                <text:p>845.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2.833333333333">
                <text:p>882.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3.666666666667">
                <text:p>893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1.333333333333">
                <text:p>931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.5">
                <text:p>67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6.833333333333">
                <text:p>986.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.166666666667">
                <text:p>975.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3.16666666667">
                <text:p>1003.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.5">
                <text:p>103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5.166666666667">
                <text:p>845.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.5">
                <text:p>108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7.83333333333">
                <text:p>1027.8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8.5">
                <text:p>101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6.2">
                <text:p>128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3.8">
                <text:p>130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2.2">
                <text:p>139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9.75">
                <text:p>1389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0.75">
                <text:p>126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8.25">
                <text:p>1468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0.33333333333">
                <text:p>1240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6.5">
                <text:p>183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4.5">
                <text:p>19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9.5">
                <text:p>201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3.5">
                <text:p>231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8.5">
                <text:p>242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